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RATAMIENTO DE ERROES EN JAVA</text:p>
      <text:p text:style-name="P2"/>
      <text:p text:style-name="P3"/>
      <text:p text:style-name="P3">Un error es una subclase de throwable que indica serios problemas, los cuales</text:p>
      <text:p text:style-name="P3">no pueden ser capturados por una aplicación lógica. Muchos de estos tipos de errores</text:p>
      <text:p text:style-name="P3">son estados anormales en un determinado momento. El ThreadDeath error aunque sea</text:p>
      <text:p text:style-name="P3">un estado normal es también una subclase de error por que muchas de las aplicaciones</text:p>
      <text:p text:style-name="P3">o programas no tienen que tratarlos.</text:p>
      <text:p text:style-name="P3"/>
      <text:p text:style-name="P3">Un método no es necesario declararlo en su cláusula throws, algunas subclases de errores</text:p>
      <text:p text:style-name="P3">puede que sean lanzadas durante la ejecución del programa en el método correspondiente,</text:p>
      <text:p text:style-name="P3">pero no son capturadas, dado que estos errores son condiciones anormales que no deben</text:p>
      <text:p text:style-name="P3">nunca de ocurrir. Un error y sus subclases son considerados como excepciones </text:p>
      <text:p text:style-name="P3">no analizables por el propósito de que no se pueden analizar (contemplar) en tiempo de compilación.</text:p>
      <text:p text:style-name="P3"/>
      <text:p text:style-name="P3">Los errores por lo general se tratan como situaciones anormales de un programa que no se pueden capturar, sin embargo una subclase ThreadDeath del mismo se considera una situación normal pero que no se puede tratar.</text:p>
      <text:p text:style-name="P3"/>
      <text:p text:style-name="P3">Una instancia de ThreadDeath es lanzado hacia la víctima cuando el método Thread.stop() es invocado. Un programa tiene que recoger las instancias de esta clase solo si debe limpiar o reformar</text:p>
      <text:p text:style-name="P3">despues de concluir asíncronamente. Si la clase ThreadDeath es capturado por un método, es importante que sea relanzado para que el thread <text:s/>realmente muera.</text:p>
      <text:p text:style-name="P3">La peculiaridad de la clase ThreadDeath es que puede ser capturada aún siendo una subclase de error, específicamente es un error bastante más que una excepcion, aunque sea un caso normal, por que muchas aplicaciones capturan todas los casos de una excepción para posteriormente desecharla.</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3T00:23:58.45</meta:creation-date>
    <dc:date>2017-11-25T15:47:19.31</dc:date>
    <meta:editing-duration>PT33M2S</meta:editing-duration>
    <meta:editing-cycles>2</meta:editing-cycles>
    <meta:generator>OpenOffice/4.1.3$Win32 OpenOffice.org_project/413m1$Build-9783</meta:generator>
    <meta:document-statistic meta:table-count="0" meta:image-count="0" meta:object-count="0" meta:page-count="1" meta:paragraph-count="15" meta:word-count="270" meta:character-count="1677"/>
  </office:meta>
</office:document-meta>
</file>